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ebSpringJupiterTests.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ebSpringJupiterTests.controller( @ Value ( "${test.engine}" ) String testEng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ebSpringJupiterTests.setUpMockMv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